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57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72b" style:font-weight-asian="bold" style:font-weight-complex="bold"/>
    </style:style>
    <style:style style:name="T3" style:family="text">
      <style:text-properties fo:font-weight="normal" officeooo:rsid="000b572b" style:font-weight-asian="normal" style:font-weight-complex="normal"/>
    </style:style>
    <style:style style:name="T4" style:family="text">
      <style:text-properties officeooo:rsid="000b572b"/>
    </style:style>
    <style:style style:name="T5" style:family="text">
      <style:text-properties fo:font-style="normal" fo:font-weight="bold" officeooo:rsid="000b572b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officeooo:rsid="000b572b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Las variables </text:span><text:span text:style-name="T2">a</text:span><text:span text:style-name="T3"> y </text:span><text:span text:style-name="T2">b </text:span><text:span text:style-name="T3">son de tipo </text:span><text:span text:style-name="T2">entero</text:span><text:span text:style-name="T3">, las variables </text:span><text:span text:style-name="T2">c </text:span><text:span text:style-name="T4">y </text:span><text:span text:style-name="T2">d </text:span><text:span text:style-name="T3">son de tipo </text:span><text:span text:style-name="T2">real</text:span><text:span text:style-name="T3">, las variables </text:span><text:span text:style-name="T2">e </text:span><text:span text:style-name="T3">y </text:span><text:span text:style-name="T2">f </text:span><text:span text:style-name="T3">de tipo </text:span><text:span text:style-name="T2">carácter</text:span><text:span text:style-name="T3"> y la variable </text:span><text:span text:style-name="T2">g</text:span><text:span text:style-name="T3"> de tipo </text:span><text:span text:style-name="T2">logico</text:span><text:span text:style-name="T3">, señala cuales de las siguientes asignaciones no son validas y por qué</text:span></text:p>
      <text:p text:style-name="Standard"><text:span text:style-name="T1">a)</text:span> a = 20 <text:span text:style-name="T2">valida.</text:span></text:p>
      <text:p text:style-name="Standard"><text:span text:style-name="T1">b)</text:span> b = 5500 <text:span text:style-name="T2">valida.</text:span></text:p>
      <text:p text:style-name="Standard"><text:span text:style-name="T1">c)</text:span> e = ‘f’ <text:span text:style-name="T2">valida.</text:span></text:p>
      <text:p text:style-name="Standard"><text:span text:style-name="T1">d)</text:span> g = true <text:span text:style-name="T2">valida.</text:span></text:p>
      <text:p text:style-name="Standard"><text:span text:style-name="T1">f)</text:span> b = 12 <text:span text:style-name="T2">valida.</text:span></text:p>
      <text:p text:style-name="Standard"><text:span text:style-name="T1">g)</text:span> c = 0 <text:span text:style-name="T2">invalida </text:span><text:span text:style-name="T3">porque el valor es entero.</text:span></text:p>
      <text:p text:style-name="Standard"><text:span text:style-name="T1">h)</text:span> e = f <text:span text:style-name="T5">invalida </text:span><text:span text:style-name="T6">porque no tiene comillas simples.</text:span></text:p>
      <text:p text:style-name="Standard"><text:span text:style-name="T1">i)</text:span> g = “false” <text:span text:style-name="T2">invalida </text:span><text:span text:style-name="T3">porque esta entre comillas como si fuera String.</text:span></text:p>
      <text:p text:style-name="Standard"><text:span text:style-name="T1">j)</text:span> f = ‘0’ <text:span text:style-name="T2">valida.</text:span></text:p>
      <text:p text:style-name="Standard"><text:span text:style-name="T1">k)</text:span> d = c <text:span text:style-name="T2">invalida </text:span><text:span text:style-name="T3">porque c no es un numero real, es un carácter.</text:span></text:p>
      <text:p text:style-name="P1"><text:span text:style-name="T1">l)</text:span> a <text:s/>= 12.56 <text:span text:style-name="T2">invalida </text:span><text:span text:style-name="T4">porque el valor no es un entero, es un numero real.</text:span></text:p>
      <text:p text:style-name="Standard"><text:span text:style-name="T1">m)</text:span> f = g <text:span text:style-name="T2">invalida </text:span><text:span text:style-name="T3">porque el carácter no esta entre comillas simple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4T12:26:55.572000000</meta:creation-date>
    <dc:date>2022-12-04T12:46:04.350000000</dc:date>
    <meta:editing-duration>PT19M9S</meta:editing-duration>
    <meta:editing-cycles>1</meta:editing-cycles>
    <meta:document-statistic meta:table-count="0" meta:image-count="0" meta:object-count="0" meta:page-count="1" meta:paragraph-count="13" meta:word-count="152" meta:character-count="697" meta:non-whitespace-character-count="557"/>
    <meta:generator>LibreOffice/7.2.7.2$Windows_X86_64 LibreOffice_project/8d71d29d553c0f7dcbfa38fbfda25ee34cce99a2</meta:generator>
  </office:meta>
</office:document-meta>
</file>